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loext:contextual-spacing="false"/>
      <style:text-properties officeooo:rsid="0017bc73" officeooo:paragraph-rsid="0017bc73" loext:padding="0.049cm" loext:border="0.06pt solid #d9d9e3"/>
    </style:style>
    <style:style style:name="P2" style:family="paragraph" style:parent-style-name="Text_20_body">
      <style:text-properties loext:padding="0.049cm" loext:border="0.06pt solid #d9d9e3"/>
    </style:style>
    <style:style style:name="P3" style:family="paragraph" style:parent-style-name="Text_20_body">
      <style:paragraph-properties fo:padding="0.049cm" fo:border="0.06pt solid #d9d9e3"/>
      <style:text-properties loext:padding="0.049cm" loext:border="0.06pt solid #d9d9e3"/>
    </style:style>
    <style:style style:name="P4" style:family="paragraph" style:parent-style-name="Text_20_body" style:list-style-name="L1">
      <style:paragraph-properties fo:padding="0.049cm" fo:border="0.06pt solid #d9d9e3"/>
      <style:text-properties loext:padding="0.049cm" loext:border="0.06pt solid #d9d9e3"/>
    </style:style>
    <style:style style:name="P5" style:family="paragraph" style:parent-style-name="Text_20_body" style:list-style-name="L2">
      <style:paragraph-properties fo:padding="0.049cm" fo:border="0.06pt solid #d9d9e3"/>
      <style:text-properties loext:padding="0.049cm" loext:border="0.06pt solid #d9d9e3"/>
    </style:style>
    <style:style style:name="P6" style:family="paragraph" style:parent-style-name="Text_20_body" style:list-style-name="L3">
      <style:paragraph-properties fo:padding="0.049cm" fo:border="0.06pt solid #d9d9e3"/>
      <style:text-properties loext:padding="0.049cm" loext:border="0.06pt solid #d9d9e3"/>
    </style:style>
    <style:style style:name="P7" style:family="paragraph" style:parent-style-name="Text_20_body" style:list-style-name="L4">
      <style:paragraph-properties fo:padding="0.049cm" fo:border="0.06pt solid #d9d9e3"/>
      <style:text-properties loext:padding="0.049cm" loext:border="0.06pt solid #d9d9e3"/>
    </style:style>
    <style:style style:name="P8" style:family="paragraph" style:parent-style-name="Text_20_body" style:list-style-name="L5">
      <style:paragraph-properties fo:padding="0.049cm" fo:border="0.06pt solid #d9d9e3"/>
      <style:text-properties loext:padding="0.049cm" loext:border="0.06pt solid #d9d9e3"/>
    </style:style>
    <style:style style:name="P9" style:family="paragraph" style:parent-style-name="Text_20_body">
      <style:paragraph-properties fo:margin-top="0cm" fo:margin-bottom="0cm" loext:contextual-spacing="false"/>
    </style:style>
    <style:style style:name="T1" style:family="text">
      <style:text-properties loext:padding="0.049cm" loext:border="0.06pt solid #0000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 of tools terminologies used for microservices system design</text:p>
      <text:p text:style-name="P3">When designing a microservices system, there are several tools and terminologies commonly used. Here is a list of some of them:</text:p>
      <text:list xml:id="list500665484" text:style-name="L2">
        <text:list-item>
          <text:p text:style-name="P5">Service-Oriented Architecture (SOA): An architectural style that organizes software systems as a collection of services that communicate with each other.</text:p>
        </text:list-item>
        <text:list-item>
          <text:p text:style-name="P5">API Gateway: A server that acts as an entry point for all API calls in a microservices architecture. It handles requests from clients and routes them to the appropriate services.</text:p>
        </text:list-item>
        <text:list-item>
          <text:p text:style-name="P5">Service Discovery: A mechanism that allows services to locate and communicate with each other in a dynamic and distributed environment.</text:p>
        </text:list-item>
        <text:list-item>
          <text:p text:style-name="P5">Containerization: The process of packaging an application along with its dependencies into a container, such as Docker, to ensure consistency and portability across different environments.</text:p>
        </text:list-item>
        <text:list-item>
          <text:p text:style-name="P5">Orchestration: The management and coordination of multiple containers or services, often performed by a container orchestration tool like Kubernetes or Docker Swarm.</text:p>
        </text:list-item>
        <text:list-item>
          <text:p text:style-name="P5">Message Queue: A mechanism for asynchronous communication between services, where messages are sent to and consumed from a queue.</text:p>
        </text:list-item>
        <text:list-item>
          <text:p text:style-name="P5">Event-Driven Architecture (EDA): A design pattern that emphasizes the production, detection, and reaction to events, enabling loose coupling and scalability in microservices.</text:p>
        </text:list-item>
        <text:list-item>
          <text:p text:style-name="P5">Circuit Breaker: A design pattern that helps prevent cascading failures in a distributed system by providing fault tolerance and isolation.</text:p>
        </text:list-item>
        <text:list-item>
          <text:p text:style-name="P5">Load Balancing: The distribution of incoming network traffic across multiple services or instances to improve performance, reliability, and scalability.</text:p>
        </text:list-item>
        <text:list-item>
          <text:p text:style-name="P5">Distributed Tracing: A technique used to monitor and profile applications in a distributed system, allowing the visualization of requests as they propagate across services.</text:p>
        </text:list-item>
        <text:list-item>
          <text:p text:style-name="P5">Service Mesh: A dedicated infrastructure layer that handles service-to-service communication, providing features like service discovery, load balancing, and security.</text:p>
        </text:list-item>
        <text:list-item>
          <text:p text:style-name="P5">Configuration Management: Tools or processes used to manage the configuration and settings of microservices, ensuring consistency and easy deployment.</text:p>
        </text:list-item>
        <text:list-item>
          <text:p text:style-name="P5">Logging and Monitoring: Tools for collecting and analyzing logs and metrics from microservices to gain insights, detect issues, and troubleshoot.</text:p>
        </text:list-item>
        <text:list-item>
          <text:p text:style-name="P5"><text:soft-page-break/>Continuous Integration/Continuous Deployment (CI/CD): A software development practice that enables frequent and automated testing, integration, and deployment of code changes.</text:p>
        </text:list-item>
        <text:list-item>
          <text:p text:style-name="P5">Resilience Engineering: A discipline focused on designing systems that can withstand and recover from failures gracefully, often involving techniques like fault tolerance and failure injection.</text:p>
        </text:list-item>
      </text:list>
      <text:p text:style-name="P3">Remember that this is not an exhaustive list, and the specific tools and terminologies used can vary depending on the requirements and preferences of the development team.</text:p>
      <text:p text:style-name="P2">microservices architecture</text:p>
      <text:p text:style-name="P3">Microservices architecture is an architectural style that structures an application as a collection of small, loosely coupled, and independently deployable services. Each service is responsible for a specific business capability and can be developed, deployed, and scaled independently. Microservices promote modularity, scalability, and agility in software development.</text:p>
      <text:p text:style-name="P3">Key characteristics of microservices architecture include:</text:p>
      <text:list xml:id="list810328581" text:style-name="L3">
        <text:list-item>
          <text:p text:style-name="P6">Service-oriented: Microservices are organized around business capabilities or functionalities, where each service represents a distinct part of the overall system.</text:p>
        </text:list-item>
        <text:list-item>
          <text:p text:style-name="P6">Independent deployability: Each microservice can be deployed independently of other services. This allows for faster release cycles and facilitates continuous delivery and deployment practices.</text:p>
        </text:list-item>
        <text:list-item>
          <text:p text:style-name="P6">Loosely coupled: Microservices communicate with each other using lightweight mechanisms, such as APIs or messaging protocols. They can be developed, updated, and replaced without impacting other services.</text:p>
        </text:list-item>
        <text:list-item>
          <text:p text:style-name="P6">Autonomous: Microservices are developed and managed by small, cross-functional teams. These teams have end-to-end responsibility for the services they build, including development, testing, deployment, and maintenance.</text:p>
        </text:list-item>
        <text:list-item>
          <text:p text:style-name="P6">Polyglot architecture: Microservices allow the use of different technologies and programming languages, enabling teams to choose the most appropriate tools for their specific service's requirements.</text:p>
        </text:list-item>
        <text:list-item>
          <text:p text:style-name="P6">Scalability and resilience: Microservices can be independently scaled to handle varying loads and can be designed with fault tolerance mechanisms to isolate failures and prevent them from cascading to other services.</text:p>
        </text:list-item>
        <text:list-item>
          <text:p text:style-name="P6"><text:soft-page-break/>Distributed nature: Microservices often operate in a distributed environment, where services communicate over the network. This requires handling challenges related to service discovery, network latency, and fault tolerance.</text:p>
        </text:list-item>
        <text:list-item>
          <text:p text:style-name="P6">Data management: Each microservice typically has its own dedicated data store or database, optimized for the specific needs of that service. This promotes data autonomy and reduces data coupling between services.</text:p>
        </text:list-item>
        <text:list-item>
          <text:p text:style-name="P6">Continuous integration and deployment: Microservices architecture encourages the use of continuous integration and continuous deployment practices to automate the build, test, and deployment processes, ensuring frequent and reliable releases.</text:p>
        </text:list-item>
        <text:list-item>
          <text:p text:style-name="P6">DevOps culture: Microservices architecture aligns well with the DevOps approach, as teams are responsible for the entire lifecycle of their services, fostering a culture of collaboration and ownership.</text:p>
        </text:list-item>
      </text:list>
      <text:p text:style-name="P3">Microservices architecture offers benefits such as scalability, flexibility, and agility, but it also introduces challenges related to inter-service communication, distributed system complexity, and operational overhead. Therefore, careful design, planning, and management are crucial for successful implementation.</text:p>
      <text:p text:style-name="P2">How to scale microservices architecture</text:p>
      <text:p text:style-name="P3">Scaling a microservices architecture involves ensuring that the system can handle increased loads and demands without sacrificing performance and responsiveness. Here are some approaches and best practices for scaling microservices:</text:p>
      <text:list xml:id="list2419822663" text:style-name="L4">
        <text:list-item>
          <text:p text:style-name="P7">Horizontal Scaling: One of the primary methods for scaling microservices is by horizontally adding more instances of the service. This can be achieved by deploying multiple instances of a service across different servers or containers. Load balancers can distribute incoming requests across these instances, effectively increasing the system's capacity to handle more traffic.</text:p>
        </text:list-item>
        <text:list-item>
          <text:p text:style-name="P7">Service Partitioning: Identify services that are experiencing high loads or performance bottlenecks and consider breaking them down into smaller, more specialized services. This partitioning can distribute the load across multiple services and allow for independent scaling of individual components.</text:p>
        </text:list-item>
        <text:list-item>
          <text:p text:style-name="P7">Intelligent Load Balancing: Implement intelligent load balancing mechanisms that distribute incoming requests based on factors such as server load, response times, or other custom <text:soft-page-break/>criteria. This ensures that requests are evenly distributed among the available service instances, optimizing resource utilization.</text:p>
        </text:list-item>
        <text:list-item>
          <text:p text:style-name="P7">Caching: Implement caching mechanisms at different layers of your microservices architecture to reduce the load on backend services. Caching can be applied at the database level, service level, or even at the edge (using content delivery networks or reverse proxies) to serve frequently accessed data more efficiently.</text:p>
        </text:list-item>
        <text:list-item>
          <text:p text:style-name="P7">Asynchronous Communication: Utilize asynchronous messaging or event-driven patterns to decouple services and improve scalability. Instead of making synchronous API calls between services, services can communicate via message queues or publish-subscribe mechanisms. This allows services to process requests independently and at their own pace, improving overall system responsiveness.</text:p>
        </text:list-item>
        <text:list-item>
          <text:p text:style-name="P7">Database Scaling: Database scalability is crucial in microservices architecture. Consider using techniques such as sharding (partitioning data across multiple databases) or employing distributed databases like Apache Cassandra or MongoDB to handle increased data volume and ensure efficient data access.</text:p>
        </text:list-item>
        <text:list-item>
          <text:p text:style-name="P7">Auto-Scaling: Implement auto-scaling mechanisms that automatically adjust the number of instances based on predefined metrics like CPU utilization, request latency, or queue length. Cloud platforms like Amazon Web Services (AWS) or Google Cloud Platform (GCP) provide auto-scaling features that can dynamically adjust resources based on real-time demand.</text:p>
        </text:list-item>
        <text:list-item>
          <text:p text:style-name="P7">Monitoring and Performance Testing: Regularly monitor your microservices architecture to identify performance bottlenecks, resource utilization, and capacity limits. Conduct load testing and performance testing to simulate high loads and ensure that the system can handle them effectively. Use monitoring tools to collect metrics, set alerts, and detect anomalies in real-time.</text:p>
        </text:list-item>
        <text:list-item>
          <text:p text:style-name="P7">Design for Failure: Assume that failures will occur and design your microservices architecture to be resilient. Implement mechanisms like circuit breakers, timeouts, and retries to handle service failures and degradation gracefully. Use distributed tracing and logging to troubleshoot and analyze issues in a distributed environment.</text:p>
        </text:list-item>
        <text:list-item>
          <text:p text:style-name="P7">Continuous Optimization: Continuously optimize and fine-tune your microservices architecture based on performance metrics and feedback from production usage. Analyze bottlenecks, identify areas of improvement, and consider architectural changes or optimizations to enhance scalability.</text:p>
        </text:list-item>
      </text:list>
      <text:p text:style-name="P3"><text:soft-page-break/>It's important to note that scaling a microservices architecture is not a one-size-fits-all approach. The specific scaling strategies and techniques will depend on the characteristics and requirements of your application, the technology stack being used, and the available infrastructure. Regular monitoring, performance testing, and ongoing optimization are essential to ensure effective scalability in a microservices environment.</text:p>
      <text:p text:style-name="P2">how to optimize microservices API response time</text:p>
      <text:p text:style-name="P3">Optimizing the response time of microservices APIs is crucial for ensuring a responsive and performant system. Here are some strategies to optimize microservices API response time:</text:p>
      <text:list xml:id="list414298280" text:style-name="L5">
        <text:list-item>
          <text:p text:style-name="P8">Efficient Database Queries: Optimize your database queries to minimize the time spent retrieving and processing data. Ensure that appropriate indexes are defined for frequently accessed fields and that queries are properly optimized. Consider techniques like query caching, denormalization, and using database-specific performance tuning features.</text:p>
        </text:list-item>
        <text:list-item>
          <text:p text:style-name="P8">Use Caching: Implement caching mechanisms to store and serve frequently accessed data. By caching responses at various layers, such as in-memory caches like Redis or using content delivery networks (CDNs), you can reduce the need for repeated expensive computations or database queries, leading to faster response times.</text:p>
        </text:list-item>
        <text:list-item>
          <text:p text:style-name="P8">Asynchronous Processing: Utilize asynchronous processing for long-running or resource-intensive tasks. Instead of blocking the API response until a task is completed, offload the task to a background worker or queue and respond immediately with an acknowledgment. This approach improves the perceived response time for the client while the task continues to be processed asynchronously.</text:p>
        </text:list-item>
        <text:list-item>
          <text:p text:style-name="P8">Optimize Network Communication: Minimize the amount of data transferred over the network by using efficient data formats (e.g., JSON instead of XML) and reducing unnecessary payload. Consider techniques such as compression, delta encoding, or pagination to reduce the data size transferred between microservices.</text:p>
        </text:list-item>
        <text:list-item>
          <text:p text:style-name="P8">Microservices Placement: Carefully consider the placement of microservices within your infrastructure. Ensure that services that frequently communicate with each other are deployed in close proximity, reducing network latency and improving response times.</text:p>
        </text:list-item>
        <text:list-item>
          <text:p text:style-name="P8">Parallel Processing: Identify tasks or operations that can be executed in parallel and leverage parallel processing techniques. Splitting a request into multiple sub-tasks that can be processed concurrently can significantly reduce overall response time. Use frameworks or libraries that support parallelism, such as asynchronous programming or multi-threading.</text:p>
        </text:list-item>
        <text:list-item>
          <text:p text:style-name="P8"><text:soft-page-break/>Optimal Data Transfer: Only transfer the necessary data between microservices. Avoid transferring entire entities when only a subset of the data is required. Use data projection or filtering techniques to retrieve and transfer only the relevant data, minimizing unnecessary overhead.</text:p>
        </text:list-item>
        <text:list-item>
          <text:p text:style-name="P8">Intelligent Caching Strategies: Implement intelligent caching strategies based on the nature of your data and its volatility. Use cache invalidation techniques, such as time-based expiration or event-driven invalidation, to ensure that cached data remains up-to-date and consistent.</text:p>
        </text:list-item>
        <text:list-item>
          <text:p text:style-name="P8">Fine-tune Service Dependencies: Analyze and optimize the dependencies between microservices. Identify services with high response times or bottlenecks and consider optimizing or breaking down those services into smaller, more focused components. Reducing dependencies can improve overall response times and increase the autonomy of individual services.</text:p>
        </text:list-item>
        <text:list-item>
          <text:p text:style-name="P8">Performance Monitoring and Optimization: Continuously monitor the performance of your microservices APIs using tools like application performance monitoring (APM) systems. Collect and analyze performance metrics, identify bottlenecks, and focus on optimizing the critical areas to improve response times. Monitor database performance, network latency, CPU and memory usage, and other relevant metrics.</text:p>
        </text:list-item>
      </text:list>
      <text:p text:style-name="P3">Remember that optimizing API response time is an iterative process. Regularly review and fine-tune your architecture, leverage performance testing, and monitor the impact of optimizations to ensure ongoing improvements in response time and overall system performance.</text:p>
      <text:p text:style-name="P9"><text:a xlink:type="simple" xlink:href="https://chat.openai.com/share/15c8692f-d68a-41c4-bcb0-7f1e10c6291a/continue" office:target-frame-name="_self" xlink:show="replace" text:style-name="Internet_20_link" text:visited-style-name="Visited_20_Internet_20_Link"><text:span text:style-name="T1"/></text: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9T09:54:18.910268158</meta:creation-date>
    <dc:date>2023-06-19T10:02:15.863637119</dc:date>
    <meta:editing-duration>PT7M57S</meta:editing-duration>
    <meta:editing-cycles>1</meta:editing-cycles>
    <meta:document-statistic meta:table-count="0" meta:image-count="0" meta:object-count="0" meta:page-count="6" meta:paragraph-count="58" meta:word-count="1826" meta:character-count="13550" meta:non-whitespace-character-count="11827"/>
    <meta:generator>LibreOffice/6.4.7.2$Linux_X86_64 LibreOffice_project/40$Build-2</meta:generator>
  </office:meta>
</office:document-meta>
</file>